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7105" officeooo:paragraph-rsid="001a7105"/>
    </style:style>
    <style:style style:name="P2" style:family="paragraph" style:parent-style-name="Standard">
      <style:paragraph-properties fo:text-align="end" style:justify-single-word="false"/>
      <style:text-properties fo:font-size="10pt" officeooo:rsid="001a7105" officeooo:paragraph-rsid="001a7105" style:font-size-asian="10pt" style:font-size-complex="10pt"/>
    </style:style>
    <style:style style:name="P3" style:family="paragraph" style:parent-style-name="Standard">
      <style:text-properties fo:font-weight="bold" officeooo:rsid="001a7105" officeooo:paragraph-rsid="001a7105" style:font-weight-asian="bold" style:font-weight-complex="bold"/>
    </style:style>
    <style:style style:name="P4" style:family="paragraph" style:parent-style-name="Standard">
      <style:text-properties fo:font-weight="normal" officeooo:rsid="001a7105" officeooo:paragraph-rsid="001a7105" style:font-weight-asian="normal" style:font-weight-complex="normal"/>
    </style:style>
    <style:style style:name="P5" style:family="paragraph" style:parent-style-name="Standard">
      <style:text-properties fo:font-weight="normal" officeooo:rsid="001a7105" officeooo:paragraph-rsid="002307fc" style:font-weight-asian="normal" style:font-weight-complex="normal"/>
    </style:style>
    <style:style style:name="P6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7" style:family="paragraph" style:parent-style-name="Standard">
      <style:text-properties fo:color="#cccccc" loext:opacity="100%" style:font-name="Droid Sans Mono" fo:font-size="10.5pt" fo:font-weight="normal" officeooo:paragraph-rsid="001a7105" fo:background-color="#1f1f1f"/>
    </style:style>
    <style:style style:name="P8" style:family="paragraph" style:parent-style-name="Standard">
      <style:paragraph-properties style:line-height-at-least="0.503cm"/>
    </style:style>
    <style:style style:name="P9" style:family="paragraph" style:parent-style-name="Standard">
      <style:paragraph-properties style:line-height-at-least="0.503cm"/>
      <style:text-properties fo:color="#c586c0" loext:opacity="100%" style:font-name="Droid Sans Mono" fo:font-size="10.5pt" fo:font-weight="normal" fo:background-color="#1f1f1f"/>
    </style:style>
    <style:style style:name="P10" style:family="paragraph" style:parent-style-name="Standard">
      <style:text-properties fo:color="#6a9955" loext:opacity="100%" style:font-name="Droid Sans Mono" fo:font-size="10.5pt" fo:font-weight="normal" officeooo:paragraph-rsid="001a7105" fo:background-color="#1f1f1f"/>
    </style:style>
    <style:style style:name="P11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12" style:family="paragraph" style:parent-style-name="Standard">
      <style:paragraph-properties style:line-height-at-least="0.503cm"/>
      <style:text-properties fo:color="#dcdcaa" loext:opacity="100%" style:font-name="Droid Sans Mono" fo:font-size="10.5pt" fo:font-weight="normal" fo:background-color="#1f1f1f"/>
    </style:style>
    <style:style style:name="P13" style:family="paragraph" style:parent-style-name="Standard">
      <style:text-properties fo:font-weight="normal" officeooo:rsid="001a7105" officeooo:paragraph-rsid="0025eb61" style:font-weight-asian="normal" style:font-weight-complex="normal"/>
    </style:style>
    <style:style style:name="P14" style:family="paragraph" style:parent-style-name="Standard">
      <style:text-properties fo:font-weight="normal" officeooo:rsid="001a7105" officeooo:paragraph-rsid="00277c11" style:font-weight-asian="normal" style:font-weight-complex="normal"/>
    </style:style>
    <style:style style:name="P15" style:family="paragraph" style:parent-style-name="Standard">
      <style:text-properties fo:font-weight="bold" officeooo:rsid="001a7105" officeooo:paragraph-rsid="0025eb61" style:font-weight-asian="bold" style:font-weight-complex="bold"/>
    </style:style>
    <style:style style:name="P16" style:family="paragraph" style:parent-style-name="Standard">
      <style:text-properties fo:font-weight="bold" officeooo:rsid="001a7105" officeooo:paragraph-rsid="00277c11" style:font-weight-asian="bold" style:font-weight-complex="bold"/>
    </style:style>
    <style:style style:name="T1" style:family="text">
      <style:text-properties fo:color="#9cdcfe" loext:opacity="100%"/>
    </style:style>
    <style:style style:name="T2" style:family="text">
      <style:text-properties fo:color="#d4d4d4" loext:opacity="100%"/>
    </style:style>
    <style:style style:name="T3" style:family="text">
      <style:text-properties fo:color="#dcdcaa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c586c0" loext:opacity="100%"/>
    </style:style>
    <style:style style:name="T6" style:family="text">
      <style:text-properties fo:color="#569cd6" loext:opacity="100%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9fa46" style:font-weight-asian="normal" style:font-weight-complex="normal"/>
    </style:style>
    <style:style style:name="T9" style:family="text">
      <style:text-properties officeooo:rsid="0024413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9fa46"/>
    </style:style>
    <style:style style:name="T12" style:family="text">
      <style:text-properties officeooo:rsid="0024ed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Студент группы ИС-27 Васильченко Д.А</text:p>
      <text:p text:style-name="P1"/>
      <text:p text:style-name="P1"/>
      <text:p text:style-name="P3">Практическое занятие №<text:span text:style-name="T9">12</text:span></text:p>
      <text:p text:style-name="P4"/>
      <text:p text:style-name="P16">Тема: <text:span text:style-name="T7">закрепи</text:span><text:span text:style-name="T8">л</text:span><text:span text:style-name="T7"> усвоенные знания, понятия, алгоритмы, основные принципы составления</text:span></text:p>
      <text:p text:style-name="P14">программ, <text:span text:style-name="T12">с использование списковых включений итераторов, генераторов, </text:span>приобр<text:span text:style-name="T11">ёл </text:span>навыки составление программ в IDE</text:p>
      <text:p text:style-name="P14">PyCharm Community.</text:p>
      <text:p text:style-name="P4"/>
      <text:p text:style-name="P3">Постановка задачи.</text:p>
      <text:p text:style-name="P3"/>
      <text:p text:style-name="P10"># Составить генератор (yield), который выводит из строки только буквы.</text:p>
      <text:p text:style-name="P11"/>
      <text:p text:style-name="P3"/>
      <text:p text:style-name="P3"/>
      <text:p text:style-name="P3">Текст программы:</text:p>
      <text:p text:style-name="P3"/>
      <text:p text:style-name="P7"><text:span text:style-name="T6">def</text:span> <text:span text:style-name="T3">get_even</text:span>(<text:span text:style-name="T1">list_of_symbols</text:span>) :</text:p>
      <text:p text:style-name="P6"><text:span text:style-name="T5">for</text:span> <text:span text:style-name="T1">i</text:span> <text:span text:style-name="T5">in</text:span> <text:span text:style-name="T1">list_of_symbols</text:span>:</text:p>
      <text:p text:style-name="P6"><text:span text:style-name="T5">if</text:span> <text:span text:style-name="T1">i</text:span>.isalpha():</text:p>
      <text:p text:style-name="P6"><text:span text:style-name="T5">yield</text:span> <text:span text:style-name="T1">i</text:span></text:p>
      <text:p text:style-name="P6"><text:span text:style-name="T1">list_of_symbols</text:span> <text:span text:style-name="T2">=</text:span> <text:span text:style-name="T3">input</text:span>(<text:span text:style-name="T4">'Введите текст: '</text:span>)</text:p>
      <text:p text:style-name="P8"/>
      <text:p text:style-name="P6"><text:span text:style-name="T5">for</text:span> <text:span text:style-name="T1">i</text:span> <text:span text:style-name="T3">in</text:span> <text:span text:style-name="T3">get_even</text:span>(<text:span text:style-name="T1">list_of_symbols</text:span>):</text:p>
      <text:p text:style-name="P6"><text:span text:style-name="T3">print</text:span> (<text:span text:style-name="T1">i</text:span>, <text:span text:style-name="T1">end</text:span> <text:span text:style-name="T2">=</text:span> <text:span text:style-name="T4">" "</text:span>)</text:p>
      <text:p text:style-name="P12"/>
      <text:p text:style-name="P7"/>
      <text:p text:style-name="P9"/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Протокол работы программы:</text:p>
      <text:p text:style-name="P3"/>
      <text:p text:style-name="P4">Введите текст: d2dd2</text:p>
      <text:p text:style-name="P4">d d d</text:p>
      <text:p text:style-name="P3"/>
      <text:p text:style-name="P15">Вывод: <text:span text:style-name="T7">в процессе выполнения практического занятия выработал навыки составления</text:span></text:p>
      <text:p text:style-name="P13">программ в IDE PyCharm Community.</text:p>
      <text:p text:style-name="P13">Выполн<text:span text:style-name="T11">ил</text:span> разработк<text:span text:style-name="T11">у</text:span> кода, отладк<text:span text:style-name="T11">у</text:span>, тестирование, оптимизаци<text:span text:style-name="T11">ю</text:span> программного кода.</text:p>
      <text:p text:style-name="P13">Готовые программные коды вылож<text:span text:style-name="T11">ил</text:span> на GitHub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18:17:17.557266114</meta:creation-date>
    <dc:date>2024-02-17T15:56:48.296084911</dc:date>
    <meta:editing-duration>PT26M16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109" meta:character-count="837" meta:non-whitespace-character-count="750"/>
  </office:meta>
</office:document-meta>
</file>